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5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font-weight="bold" style:font-weight-asian="bold" style:font-weight-complex="bold"/>
    </style:style>
    <style:style style:name="T11" style:family="text">
      <style:text-properties fo:color="#800000"/>
    </style:style>
    <style:style style:name="T12" style:family="text">
      <style:text-properties fo:color="#ed4c05"/>
    </style:style>
    <style:style style:name="T13" style:family="text">
      <style:text-properties fo:color="#cc0000"/>
    </style:style>
    <style:style style:name="T14" style:family="text">
      <style:text-properties fo:color="#009900"/>
    </style:style>
    <style:style style:name="T15" style:family="text">
      <style:text-properties fo:color="#009933"/>
    </style:style>
    <style:style style:name="T16" style:family="text">
      <style:text-properties fo:color="#ff6600"/>
    </style:style>
    <style:style style:name="T17" style:family="text">
      <style:text-properties fo:color="#00cc33"/>
    </style:style>
    <style:style style:name="T18" style:family="text">
      <style:text-properties fo:color="#bf0041"/>
    </style:style>
    <style:style style:name="T19" style:family="text">
      <style:text-properties fo:color="#158466"/>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c9211e"/>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f3300"/>
    </style:style>
    <style:style style:name="T28" style:family="text">
      <style:text-properties fo:color="#ff5429"/>
    </style:style>
    <style:style style:name="T29" style:family="text">
      <style:text-properties fo:color="#f10d0c" fo:font-weight="normal" fo:font-style="normal" style:font-weight-asian="normal" style:font-weight-complex="normal" style:font-style-asian="normal" style:font-style-complex="normal"/>
    </style:style>
    <style:style style:name="T30" style:family="text">
      <style:text-properties fo:color="#2a6099"/>
    </style:style>
    <style:style style:name="T31" style:family="text">
      <style:text-properties fo:color="#b85c00"/>
    </style:style>
    <style:style style:name="T32" style:family="text">
      <style:text-properties fo:color="#ea7500"/>
    </style:style>
    <style:style style:name="T33" style:family="text">
      <style:text-properties fo:color="#ff9900"/>
    </style:style>
    <style:style style:name="T34" style:family="text">
      <style:text-properties fo:color="#d62e4e"/>
    </style:style>
    <style:style style:name="T35" style:family="text">
      <style:text-properties fo:color="#ff4000"/>
    </style:style>
    <style:style style:name="T36" style:family="text">
      <style:text-properties fo:color="#ff972f"/>
    </style:style>
    <style:style style:name="T37" style:family="text">
      <style:text-properties fo:color="#81d41a"/>
    </style:style>
    <style:style style:name="T38" style:family="text">
      <style:text-properties fo:color="#ff8000"/>
    </style:style>
    <style:style style:name="T39" style:family="text">
      <style:text-properties fo:color="#111111"/>
    </style:style>
    <style:style style:name="T40" style:family="text">
      <style:text-properties fo:color="#669900"/>
    </style:style>
    <style:style style:name="T41" style:family="text">
      <style:text-properties fo:color="#cc9900"/>
    </style:style>
    <style:style style:name="T42" style:family="text">
      <style:text-properties fo:color="#996633"/>
    </style:style>
    <style:style style:name="T43"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سیاہ ڈبا</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0">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1">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36.679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2">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3">منطقی حالات</text:span>، <text:span text:style-name="T14">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5">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6">اجتماعات [ترتیبی اجتماعات]،</text:span> <text:span text:style-name="T14">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7">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64" office:value-type="string" calcext:value-type="string">
            <text:p><text:span text:style-name="T18">مماثل تکون</text:span><text:span text:style-name="T19">،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9">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9">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2">(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2">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0">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4">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0">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94.17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1">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1">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1">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1">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1">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3">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3">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3">بلا واسطہ تکمل</text:span>،ب<text:span text:style-name="T19">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4">سیدھی رسائی، سیدھی وصولی</text:span><text:span text:style-name="T19">،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5">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7">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6">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27">قیمت توقع، توقع،</text:span><text:span text:style-name="T26">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27">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7">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8">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18">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27">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27">فرضی عدد</text:span>، <text:span text:style-name="T14">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9">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27">خطی تکمل</text:span> (khati is linear and nor line)،<text:span text:style-name="T14">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6">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18">درون سالمی</text:span>، <text:span text:style-name="T30">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27">آئن</text:span>، <text:span text:style-name="T20">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27">بارداری عمل، </text:span><text:span text:style-name="T20">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8">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1">ہم حرارت خط،</text:span> <text:span text:style-name="T19">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2">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5">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7">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3">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27">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4">غیر محتاط طور پر</text:span> ،<text:span text:style-name="T19">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9">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18">زیادہ سے زیادہ طاقت منتقل کرنے کا مسئلہ</text:span>،<text:span text:style-name="T19">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35">علامت</text:span>، منفی <text:span text:style-name="T6">نشان</text:span>، جمع کی <text:span text:style-name="T36">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3">، گہرائی پر حرکت پذیری</text:span>،<text:span text:style-name="T20">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0">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27">یک سُر تفاعل</text:span>، <text:span text:style-name="T20">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18">[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7">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3">،</text:span><text:span text:style-name="T26">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3">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9">، [</text:span><text:span text:style-name="T26">خالی حال،غیر خالی حال]</text:span><text:span text:style-name="T19">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9">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6">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9">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26">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8">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3" office:value-type="string" calcext:value-type="string">
            <text:p>رکع، رکوع</text:p>
          </table:table-cell>
          <table:table-cell table:number-columns-repeated="1022"/>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9">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1">لٹکن</text:span>، <text:span text:style-name="T4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27">خلل</text:span>، <text:span text:style-name="T15">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7">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4">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5">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9">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7">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7">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7">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4">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1">چار الاضلاع</text:span>، <text:span text:style-name="T14">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پٹڑی</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27">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2">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7">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text:p>
          </table:table-cell>
          <table:table-cell office:value-type="string" calcext:value-type="string">
            <text:p>سلیج</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de</text:p>
          </table:table-cell>
          <table:table-cell office:value-type="string" calcext:value-type="string">
            <text:p>گھسیٹ</text:p>
          </table:table-cell>
          <table:table-cell table:style-name="ce102"/>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113"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1">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5">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4">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9">،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7">متشاکل تناسب</text:span>، <text:span text:style-name="T14">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9">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2">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9">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9">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de</text:p>
          </table:table-cell>
          <table:table-cell office:value-type="string" calcext:value-type="string">
            <text:p><text:span text:style-name="T24">اعراب</text:span><text:span text:style-name="T6">، مد</text:span></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5">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0">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9">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27">مجموعی رفتار</text:span>،<text:span text:style-name="T15">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18" office:value-type="string" calcext:value-type="string">
            <text:p>قدر، <text:span text:style-name="T26"> مختص وزن، تُلائی</text:span></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034">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0">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0">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0">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0: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24">00/00/0000</text:date>, <text:time style:data-style-name="N2" text:time-value="10:07:38.5102195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3-03-24T10:10:04.296011218</dc:date>
    <meta:editing-duration>P109DT18H55M55S</meta:editing-duration>
    <meta:editing-cycles>4756</meta:editing-cycles>
    <meta:generator>LibreOffice/6.4.7.2$Linux_X86_64 LibreOffice_project/40$Build-2</meta:generator>
    <meta:document-statistic meta:table-count="3" meta:cell-count="744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